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model package</text:h>
      <text:h text:style-name="Heading_20_3" text:outline-level="3">Objects / classes</text:h>
      <text:p text:style-name="P1">Dataset<text:span text:style-name="T1"> – central piece of information in the model. Contains a matrix of data, with column and row identifiers.</text:span></text:p>
      <text:p text:style-name="P1">Selection/Group <text:span text:style-name="T5">– subset of column or row indices, of Dataset's data matrix. Selection is a temporary subset (kept only during runtime), and group is a </text:span><text:span text:style-name="T1">subset persisted together with a dataset/project</text:span></text:p>
      <text:p text:style-name="P1">SelectionManager <text:span text:style-name="T1">– register of Selections and mediator of selection changes. Only one instance exists.</text:span></text:p>
      <text:p text:style-name="P1">AnnotationLibrary<text:span text:style-name="T1"> – a list of annotation values identified by annotation name</text:span></text:p>
      <text:p text:style-name="P1">AnnotationManager<text:span text:style-name="T1"> – a global register of annotations. Only one instance exists.</text:span></text:p>
      <text:p text:style-name="Standard"/>
      <text:p text:style-name="Standard"/>
      <text:h text:style-name="Heading_20_3" text:outline-level="3">The dataset and its partners</text:h>
      <text:p text:style-name="Standard">A <text:span text:style-name="T2">Dataset</text:span> is a central object in the model. It contains the data/measurement matrix, that is used by the computational and visualisation methods. The matrix is stored as a two-dimensionsal array of doubles (<text:span text:style-name="T2">Dataset.measurements</text:span>), together with a two-dimensionsal array of booleans holding information about missing measurements (<text:span text:style-name="T2">Dataset.missingMeasurements</text:span>).</text:p>
      <text:p text:style-name="Standard"><text:s/></text:p>
      <text:p text:style-name="P1">Row/column identifiers and annotations</text:p>
      <text:p text:style-name="Standard">The Dataset contains also two one-dimensional arrays of <text:span text:style-name="T2">String</text:span>s with column and row identifiers. <text:s/>The identifiers should be considered global (all measurements with the same identifier should be measurements of the same entity) and are used to link-in annotations via <text:span text:style-name="T2">AnnotationManager</text:span><text:span text:style-name="T4">. </text:span>Order of the two identifier arrays should be kept in synch with order of the data in measurements and missingMeasurements arrays (in case of any row/column reshuffling). In order t<text:span text:style-name="T4">o facilitate its function (global/inter-dataset identification of row/columns) identifiers should be provided during or immediately after creation of a dataset. If they aren't, automatically generated identifiers are used.</text:span><text:span text:style-name="T2"> </text:span>Since <text:span text:style-name="T3">AnnotationManager</text:span> holds annotations for all <text:bookmark-start text:name="__DdeLink__0_1663389557"/><text:span text:style-name="T2">Dataset</text:span><text:bookmark-end text:name="__DdeLink__0_1663389557"/>s in the system, some of them can be valid only for a subset of datasets. Thus every dataset keeps a list of annotation names that are "in-use" (valid) for the dataset (i.e. <text:span text:style-name="T2">Dataset.columnAnnotationNamesInUse</text:span> and <text:span text:style-name="T2">Dataset.rowAnnotationNamesInUse</text:span>). Annotations are stored in an <text:span text:style-name="T2">AnnotationLibrary</text:span> which corresponds to one annotation. Library has a name and holds annotation values for a list of column or row identifiers.</text:p>
      <text:p text:style-name="Standard"/>
      <text:p text:style-name="P1">Selections</text:p>
      <text:p text:style-name="Standard"><text:span text:style-name="T4">Selections</text:span> are subsets of column/row indices. Two types of selections are supported: <text:span text:style-name="T2">Selections</text:span> and <text:span text:style-name="T2">Groups</text:span>. <text:span text:style-name="T2">Selection</text:span>s are temporary and handled by the<text:span text:style-name="T2"> SelectionManager.</text:span> <text:span text:style-name="T2">Group</text:span>s are permanent, have a color attribute, and are persisted together as part of the <text:span text:style-name="T2">Dataset</text:span> object (list of column/row <text:span text:style-name="T2">Group</text:span>s are attributes of the <text:span text:style-name="T2">Dataset</text:span> class). If a <text:span text:style-name="T2">Selecion</text:span><text:span text:style-name="T4"> is changed on a </text:span><text:span text:style-name="T2">Dataset</text:span><text:span text:style-name="T4">, the</text:span><text:span text:style-name="T2"> SelectionManager</text:span><text:span text:style-name="T4"> is notified and mediates the information to all interested components </text:span><text:span text:style-name="T2">(SelectionChangeListeners</text:span><text:span text:style-name="T4"> of the dataset). The</text:span><text:span text:style-name="T2"> SelectionManager</text:span><text:span text:style-name="T4"> is also responsible for</text:span><text:span text:style-name="T2"> r</text:span><text:span text:style-name="T4">egistration of </text:span><text:span text:style-name="T2">SelectionChangeListeners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wels </meta:initial-creator>
    <meta:creation-date>2012-03-05T08:59:38</meta:creation-date>
    <dc:date>2012-03-05T10:08:41</dc:date>
    <dc:creator>pawels </dc:creator>
    <meta:editing-duration>PT00H29M26S</meta:editing-duration>
    <meta:editing-cycles>4</meta:editing-cycles>
    <meta:generator>OpenOffice.org/3.2$Unix OpenOffice.org_project/320m12$Build-9483</meta:generator>
    <meta:document-statistic meta:table-count="0" meta:image-count="0" meta:object-count="0" meta:page-count="1" meta:paragraph-count="14" meta:word-count="399" meta:character-count="2801"/>
  </office:meta>
</office:document-meta>
</file>